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B000000384FF421FE0EB5DDD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ubuntuKurinwas-subtitle" style:list-style-name="L1">
      <style:graphic-properties draw:fill-color="#ffffff" draw:auto-grow-height="true" fo:min-height="16.255cm"/>
    </style:style>
    <style:style style:name="pr2" style:family="presentation" style:parent-style-name="KubuntuKurinwas-notes">
      <style:graphic-properties draw:fill-color="#ffffff" draw:auto-grow-height="true" fo:min-height="12.573cm"/>
    </style:style>
    <style:style style:name="pr3" style:family="presentation" style:parent-style-name="KubuntuKurinwas-subtitle">
      <style:graphic-properties draw:fill-color="#ffffff" fo:min-height="16.255cm"/>
    </style:style>
    <style:style style:name="pr4" style:family="presentation" style:parent-style-name="KubuntuKurinwas-notes">
      <style:graphic-properties draw:fill-color="#ffffff" fo:min-height="12.572cm"/>
    </style:style>
    <style:style style:name="pr5" style:family="presentation" style:parent-style-name="KubuntuKurinwas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-color="#ffffff"/>
      <style:text-properties fo:font-size="80pt" style:font-size-asian="80pt" style:font-size-complex="8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8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ubuntuKurinwas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Resilience Patterns For Newbies</text:span></text:p>
            <text:p text:style-name="P1"><text:span text:style-name="T2"/></text:p>
            <text:p text:style-name="P1"><text:span text:style-name="T3"/></text:p>
            <text:p text:style-name="P1"><text:span text:style-name="T3">Mateusz Winnicki</text:span></text:p>
            <text:p text:style-name="P1"><text:span text:style-name="T2"/></text:p>
            <text:p text:style-name="P1"><text:span text:style-name="T4"><text:a xlink:href="http://www.mateuszwinnicki.pl/" xlink:type="simple">www.mateuszwinnicki.pl</text:a></text:span></text:p>
            <text:p><text:span text:style-name="T5">mateusz.winnicki@euvic.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Resili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Partial fail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Client Side Patter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..just RET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TIMEOUT mayb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 text:style-name="P6"><text:span text:style-name="T6">sometimes </text:span><text:span text:style-name="T7">FALLB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 text:style-name="P6"><text:span text:style-name="T6">switch the</text:span></text:p>
            <text:p text:style-name="P6"><text:span text:style-name="T6">CIRCUIT BREAK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 text:style-name="P6"><text:span text:style-name="T6">sky is the limit, but in some case</text:span></text:p>
            <text:p text:style-name="P6"><text:span text:style-name="T6">RATE LIMI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 text:style-name="P6"><text:span text:style-name="T6">don’t drown, you have a</text:span></text:p>
            <text:p text:style-name="P6"><text:span text:style-name="T6">BULKHEA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 text:style-name="P6"><text:span text:style-name="T6">What else can I do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ubuntuKurinwas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6">Q&amp;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ubuntuKurinwas-background" style:family="presentation">
      <style:graphic-properties draw:stroke="none" draw:fill="none"/>
      <style:text-properties style:letter-kerning="true"/>
    </style:style>
    <style:style style:name="KubuntuKurinwa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ubuntuKurinwas-notes" style:family="presentation">
      <style:graphic-properties draw:stroke="none" draw:fill="none">
        <text:list-style style:name="KubuntuKurinwa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buntuKurinwas-outline1" style:family="presentation">
      <style:graphic-properties draw:stroke="none" draw:fill="none">
        <text:list-style style:name="KubuntuKurinw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outline2" style:family="presentation" style:parent-style-name="KubuntuKurinwa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buntuKurinwas-outline3" style:family="presentation" style:parent-style-name="KubuntuKurinwa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buntuKurinwas-outline4" style:family="presentation" style:parent-style-name="KubuntuKurinwa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buntuKurinwas-outline5" style:family="presentation" style:parent-style-name="KubuntuKurinwa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6" style:family="presentation" style:parent-style-name="KubuntuKurinwa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buntuKurinwas-outline7" style:family="presentation" style:parent-style-name="KubuntuKurinwa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buntuKurinwas-outline8" style:family="presentation" style:parent-style-name="KubuntuKurinwa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9" style:family="presentation" style:parent-style-name="KubuntuKurinwa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ubuntuKurinwas-subtitle" style:family="presentation">
      <style:graphic-properties draw:stroke="none" draw:fill="none" draw:textarea-vertical-align="middle">
        <text:list-style style:name="KubuntuKurinwa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title" style:family="presentation">
      <style:graphic-properties draw:stroke="none" draw:fill="none" draw:textarea-vertical-align="middle">
        <text:list-style style:name="KubuntuKurinwa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48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ubuntuKurinwas-backgroundobjects">
      <style:graphic-properties draw:stroke="none" draw:fill="none" draw:fill-color="#ffffff" draw:auto-grow-height="false" fo:min-height="1.449cm"/>
    </style:style>
    <style:style style:name="Mpr2" style:family="presentation" style:parent-style-name="KubuntuKurinwas-backgroundobjects">
      <style:graphic-properties draw:stroke="none" draw:fill="none" draw:fill-color="#ffffff" draw:auto-grow-height="false" fo:min-height="1.397cm"/>
    </style:style>
    <style:style style:name="Mpr3" style:family="presentation" style:parent-style-name="KubuntuKurinwa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KubuntuKurinwas" style:page-layout-name="PM1" draw:style-name="Mdp1">
      <office:forms form:automatic-focus="false" form:apply-design-mode="false"/>
      <draw:frame presentation:style-name="KubuntuKurinwas-title" draw:layer="backgroundobjects" svg:width="25.199cm" svg:height="3.506cm" svg:x="1.4cm" svg:y="0.837cm" presentation:class="title" presentation:placeholder="true">
        <draw:text-box/>
      </draw:frame>
      <draw:frame presentation:style-name="KubuntuKurinwa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.002cm" svg:y="0.001cm">
        <draw:image xlink:href="Pictures/10000201000004B000000384FF421FE0EB5DDDA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ubuntuKurinwas-title" draw:layer="backgroundobjects" svg:width="13.968cm" svg:height="10.476cm" svg:x="3.81cm" svg:y="2.123cm" presentation:class="page"/>
        <draw:frame presentation:style-name="KubuntuKurinwa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9-03-09T18:47:20.474217038</meta:creation-date>
    <meta:editing-cycles>110</meta:editing-cycles>
    <meta:editing-duration>PT6H32M27S</meta:editing-duration>
    <dc:date>2020-01-28T16:52:20.237385917</dc:date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